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fr" fo:country="FR" officeooo:rsid="001651a5" officeooo:paragraph-rsid="001651a5"/>
    </style:style>
    <style:style style:name="P2" style:family="paragraph" style:parent-style-name="Standard">
      <style:text-properties fo:language="fr" fo:country="FR" officeooo:rsid="00168e26" officeooo:paragraph-rsid="00168e26"/>
    </style:style>
    <style:style style:name="P3" style:family="paragraph" style:parent-style-name="Standard">
      <style:text-properties fo:language="fr" fo:country="FR" officeooo:rsid="0018ac8f" officeooo:paragraph-rsid="0018ac8f"/>
    </style:style>
    <style:style style:name="P4" style:family="paragraph" style:parent-style-name="Standard">
      <style:text-properties fo:language="fr" fo:country="FR" officeooo:rsid="001b59ca" officeooo:paragraph-rsid="001b59ca"/>
    </style:style>
    <style:style style:name="P5" style:family="paragraph" style:parent-style-name="Standard">
      <style:paragraph-properties fo:break-before="page"/>
      <style:text-properties officeooo:paragraph-rsid="001b6feb"/>
    </style:style>
    <style:style style:name="P6" style:family="paragraph" style:parent-style-name="Standard">
      <style:text-properties officeooo:paragraph-rsid="001b6feb"/>
    </style:style>
    <style:style style:name="P7" style:family="paragraph" style:parent-style-name="Standard">
      <style:text-properties fo:language="fr" fo:country="FR" officeooo:rsid="001651a5" officeooo:paragraph-rsid="00273ed3"/>
    </style:style>
    <style:style style:name="P8" style:family="paragraph" style:parent-style-name="Standard">
      <style:text-properties fo:language="fr" fo:country="FR" officeooo:rsid="00168e26" officeooo:paragraph-rsid="00273ed3"/>
    </style:style>
    <style:style style:name="P9" style:family="paragraph" style:parent-style-name="Standard">
      <style:text-properties fo:language="fr" fo:country="FR" officeooo:rsid="0018ac8f" officeooo:paragraph-rsid="00273ed3"/>
    </style:style>
    <style:style style:name="P10" style:family="paragraph" style:parent-style-name="Standard">
      <style:text-properties fo:language="fr" fo:country="FR" officeooo:rsid="001b59ca" officeooo:paragraph-rsid="00273ed3"/>
    </style:style>
    <style:style style:name="P11" style:family="paragraph" style:parent-style-name="Standard">
      <style:text-properties fo:language="fr" fo:country="FR" officeooo:rsid="00168e26" officeooo:paragraph-rsid="002573d2"/>
    </style:style>
    <style:style style:name="P12" style:family="paragraph" style:parent-style-name="Standard">
      <style:text-properties fo:language="fr" fo:country="FR" officeooo:rsid="00168e26" officeooo:paragraph-rsid="0022170b"/>
    </style:style>
    <style:style style:name="P13" style:family="paragraph" style:parent-style-name="Standard">
      <style:text-properties fo:language="fr" fo:country="FR" officeooo:rsid="00168e26" officeooo:paragraph-rsid="001f88a8"/>
    </style:style>
    <style:style style:name="P14" style:family="paragraph" style:parent-style-name="Standard">
      <style:text-properties fo:language="fr" fo:country="FR" officeooo:rsid="00168e26" officeooo:paragraph-rsid="001b6feb"/>
    </style:style>
    <style:style style:name="T1" style:family="text">
      <style:text-properties officeooo:rsid="0023baae"/>
    </style:style>
    <style:style style:name="T2" style:family="text">
      <style:text-properties officeooo:rsid="002043b0"/>
    </style:style>
    <style:style style:name="T3" style:family="text">
      <style:text-properties officeooo:rsid="001d7bd8"/>
    </style:style>
    <style:style style:name="T4" style:family="text">
      <style:text-properties officeooo:rsid="001bb8df"/>
    </style:style>
    <style:style style:name="T5" style:family="text">
      <style:text-properties officeooo:rsid="0029e81b"/>
    </style:style>
    <style:style style:name="T6" style:family="text">
      <style:text-properties officeooo:rsid="0026a65e"/>
    </style:style>
    <style:style style:name="T7" style:family="text">
      <style:text-properties officeooo:rsid="00180534"/>
    </style:style>
    <style:style style:name="T8" style:family="text">
      <style:text-properties officeooo:rsid="00244c5c"/>
    </style:style>
    <style:style style:name="T9" style:family="text">
      <style:text-properties officeooo:rsid="0019f526"/>
    </style:style>
    <style:style style:name="T10" style:family="text">
      <style:text-properties officeooo:rsid="001f0447"/>
    </style:style>
    <style:style style:name="T11" style:family="text">
      <style:text-properties fo:font-size="14pt" fo:language="fr" fo:country="FR" fo:font-weight="normal" style:font-size-asian="14pt" style:font-weight-asian="normal" style:font-size-complex="14pt" style:font-weight-complex="normal"/>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fo:font-size="14pt" fo:font-weight="normal" officeooo:rsid="001b6feb" style:font-size-asian="14pt" style:font-weight-asian="normal" style:font-size-complex="14pt" style:font-weight-complex="normal"/>
    </style:style>
    <style:style style:name="T14" style:family="text">
      <style:text-properties fo:font-size="14pt" fo:language="fr" fo:country="FR" fo:font-weight="normal" officeooo:rsid="001b6feb" style:font-size-asian="14pt" style:font-weight-asian="normal" style:font-size-complex="14pt" style:font-weight-complex="normal"/>
    </style:style>
    <style:style style:name="T15" style:family="text">
      <style:text-properties fo:font-size="14pt" fo:language="fr" fo:country="FR" fo:font-weight="normal" officeooo:rsid="00168e26" style:font-size-asian="14pt" style:font-weight-asian="normal"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n voyage</text:p>
      <text:p text:style-name="P1"/>
      <text:p text:style-name="P1">L’été dernier, j’ai eu la chance de visiter ……. avec des amis. </text:p>
      <text:p text:style-name="P1">Nous av<text:span text:style-name="T1">i</text:span>ons décidé <text:span text:style-name="T1">de </text:span><text:span text:style-name="T2">voyager </text:span>en voiture <text:span text:style-name="T2">afin d’</text:span>avoir la liberté de <text:span text:style-name="T2">modifier notre </text:span>itinéraire <text:span text:style-name="T2">selon nos envies</text:span>. <text:span text:style-name="T2">Grâce à cela</text:span>, nous avons pu découvrir de <text:span text:style-name="T2">magnifiques</text:span> endroits et rester <text:span text:style-name="T3">plus longtemps</text:span> <text:span text:style-name="T4">dans </text:span><text:span text:style-name="T2">ceux</text:span> qui nous ont <text:span text:style-name="T4">le</text:span> plu<text:span text:style-name="T2">s</text:span> plu. </text:p>
      <text:p text:style-name="P2">Pendant quelques jours, nous nous <text:span text:style-name="T5">avons</text:span> baigné <text:span text:style-name="T1">sur des</text:span> <text:span text:style-name="T2">splendides</text:span> plages de sable blond.</text:p>
      <text:p text:style-name="P2">Cependant, <text:span text:style-name="T2">tout </text:span><text:span text:style-name="T1">ne </text:span><text:span text:style-name="T6">s</text:span><text:span text:style-name="T1">’est pas déroulé comme prévu</text:span><text:span text:style-name="T2"> : une panne d</text:span><text:span text:style-name="T4">e</text:span><text:span text:style-name="T7"> voiture </text:span><text:span text:style-name="T2">nous a obligés à</text:span><text:span text:style-name="T7"> attendre <text:s/>la dépanneuse </text:span><text:span text:style-name="T8">pendant huit heures</text:span><text:span text:style-name="T7">, et </text:span><text:span text:style-name="T2">la réparation a pris deux jours</text:span><text:span text:style-name="T7">. En conséquence, nous n’avons </text:span><text:span text:style-name="T4">pas </text:span><text:span text:style-name="T7">pu visiter tous les villages que nous avions </text:span><text:span text:style-name="T2">prévus</text:span><text:span text:style-name="T7">.</text:span></text:p>
      <text:p text:style-name="P3">Nous devions séjourner deux nuits <text:span text:style-name="T8">dans</text:span> un petit village <text:span text:style-name="T2">médiéval</text:span>. Ce<text:span text:style-name="T9"> </text:span><text:span text:style-name="T4">furent</text:span><text:span text:style-name="T9"> sans doute les meilleur</text:span><text:span text:style-name="T10">s</text:span><text:span text:style-name="T9"> jours de nos vacances. Nous étions </text:span><text:span text:style-name="T10">é</text:span><text:span text:style-name="T9">merveill</text:span><text:span text:style-name="T4">é</text:span><text:span text:style-name="T9">s </text:span><text:span text:style-name="T4">par</text:span><text:span text:style-name="T9"> ses anciens remparts et ses charmant</text:span><text:span text:style-name="T4">e</text:span><text:span text:style-name="T9">s ruelles étroites.</text:span></text:p>
      <text:p text:style-name="P4">Ce voyage <text:span text:style-name="T2">reste pour moi </text:span>une expérience <text:span text:style-name="T2">inoubliable dont je</text:span> garde <text:span text:style-name="T2">de très beaux</text:span> souvenirs.</text:p>
      <text:p text:style-name="P2"/>
      <text:p text:style-name="P2"/>
      <text:p text:style-name="P5"><text:span text:style-name="Strong_20_Emphasis"><text:span text:style-name="T11">Vous êtes professeur de FLE avec une excellente connaissance du Cadre Européen Commun de Référence pour les Langues (CECR). Je vais vous transmettre une production écrite accompagnée de sa consigne. </text:span></text:span></text:p>
      <text:p text:style-name="P6"><text:span text:style-name="Strong_20_Emphasis"><text:span text:style-name="T11">Votre tâche est la suivante : </text:span></text:span></text:p>
      <text:p text:style-name="P6"><text:span text:style-name="Strong_20_Emphasis"><text:span text:style-name="T11">1. Corriger toutes les fautes (orthographe, grammaire, conjugaison, syntaxe) et les remarquer en caractères gras.</text:span></text:span></text:p>
      <text:p text:style-name="P6"><text:span text:style-name="Strong_20_Emphasis"><text:span text:style-name="T11">2. Vérifier si la consigne a bien été respectée (type de texte, registre, structure attendue, etc.).</text:span></text:span></text:p>
      <text:p text:style-name="P6"><text:span text:style-name="Strong_20_Emphasis"><text:span text:style-name="T11">3. Souligner les points positifs du texte (contenu, vocabulaire, cohérence, organisation).</text:span></text:span></text:p>
      <text:p text:style-name="P6"><text:span text:style-name="Strong_20_Emphasis"><text:span text:style-name="T11">4. Expliquer clairement ce qui doit être amélioré ou approfondi pour progresser au niveau indiqué.</text:span></text:span></text:p>
      <text:p text:style-name="P6"><text:span text:style-name="Strong_20_Emphasis"><text:span text:style-name="T11">5. Employer un ton honnête et rigoureux, sans compliments excessifs. Si la production est faible, il faut le dire avec des suggestions concrètes d’amélioration. Enfin, si possible, proposer une version améliorée du texte pour illustrer certaines reformulations utiles.</text:span></text:span></text:p>
      <text:p text:style-name="P6"><text:span text:style-name="Strong_20_Emphasis"><text:span text:style-name="T11">Niveau de l’étudiant : B1 </text:span></text:span></text:p>
      <text:p text:style-name="P6"><text:span text:style-name="Strong_20_Emphasis"><text:span text:style-name="T12">Consigne de la tâche: </text:span></text:span><text:span text:style-name="Strong_20_Emphasis"><text:span text:style-name="T13">Rediger unes vacances (130 à 160 mots)</text:span></text:span></text:p>
      <text:p text:style-name="P6"><text:span text:style-name="Strong_20_Emphasis"><text:span text:style-name="T14">Texte de l’étudiant : </text:span></text:span></text:p>
      <text:p text:style-name="P7">L’été dernier, j’ai eu la chance de visiter ……. avec des amis. </text:p>
      <text:p text:style-name="P7">Nous av<text:span text:style-name="T1">i</text:span>ons décidé <text:span text:style-name="T1">de </text:span><text:span text:style-name="T2">voyager </text:span>en voiture <text:span text:style-name="T2">afin d’</text:span>avoir la liberté de <text:span text:style-name="T2">modifier notre </text:span>itinéraire <text:span text:style-name="T2">selon nos envies</text:span>. <text:span text:style-name="T2">Grâce à cela</text:span>, nous avons pu découvrir de <text:span text:style-name="T2">magnifiques</text:span> endroits et rester <text:span text:style-name="T3">plus longtemps</text:span> <text:span text:style-name="T4">dans </text:span><text:span text:style-name="T2">ceux</text:span> qui nous ont <text:span text:style-name="T4">le</text:span> plu<text:span text:style-name="T2">s</text:span> plu. </text:p>
      <text:p text:style-name="P8">Pendant quelques jours, nous nous sommes baignés <text:span text:style-name="T1">sur des</text:span> <text:span text:style-name="T2">splendides</text:span> plages de sable blond.</text:p>
      <text:p text:style-name="P8">Cependant, <text:span text:style-name="T2">tout </text:span><text:span text:style-name="T1">ne </text:span><text:span text:style-name="T6">s</text:span><text:span text:style-name="T1">’est pas déroulé comme prévu</text:span><text:span text:style-name="T2"> : une panne d</text:span><text:span text:style-name="T4">e</text:span><text:span text:style-name="T7"> voiture </text:span><text:span text:style-name="T2">nous a obligés à</text:span><text:span text:style-name="T7"> attendre <text:s/>la dépanneuse </text:span><text:span text:style-name="T8">pendant huit heures</text:span><text:span text:style-name="T7">, et </text:span><text:span text:style-name="T2">la réparation a pris deux jours</text:span><text:span text:style-name="T7">. En conséquence, nous n’avons </text:span><text:span text:style-name="T4">pas </text:span><text:span text:style-name="T7">pu visiter tous les villages que nous avions </text:span><text:span text:style-name="T2">prévus</text:span><text:span text:style-name="T7">.</text:span></text:p>
      <text:p text:style-name="P9">Nous devions séjourner deux nuits <text:span text:style-name="T8">dans</text:span> un petit village <text:span text:style-name="T2">médiéval</text:span>. Ce<text:span text:style-name="T9"> </text:span><text:span text:style-name="T4">furent</text:span><text:span text:style-name="T9"> sans doute les meilleur</text:span><text:span text:style-name="T10">s</text:span><text:span text:style-name="T9"> jours de nos vacances. Nous étions </text:span><text:span text:style-name="T10">é</text:span><text:span text:style-name="T9">merveill</text:span><text:span text:style-name="T4">é</text:span><text:span text:style-name="T9">s </text:span><text:span text:style-name="T4">par</text:span><text:span text:style-name="T9"> ses anciens remparts et ses charmant</text:span><text:span text:style-name="T4">e</text:span><text:span text:style-name="T9">s ruelles étroites.</text:span></text:p>
      <text:p text:style-name="P10">Ce voyage <text:span text:style-name="T2">reste pour moi </text:span>une expérience <text:span text:style-name="T2">inoubliable dont je</text:span> garde <text:span text:style-name="T2">de très beaux</text:span> souvenirs.</text:p>
      <text:p text:style-name="P11"/>
      <text:p text:style-name="P12"/>
      <text:p text:style-name="P13"/>
      <text:p text:style-name="P14"><text:span text:style-name="Strong_20_Emphasis"><text:span text:style-name="T1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2T18:40:44.499257200</meta:creation-date>
    <dc:date>2025-11-13T16:45:30.791741100</dc:date>
    <meta:editing-duration>PT50M2S</meta:editing-duration>
    <meta:editing-cycles>18</meta:editing-cycles>
    <meta:generator>LibreOffice/25.8.2.2$Windows_X86_64 LibreOffice_project/d401f2107ccab8f924a8e2df40f573aab7605b6f</meta:generator>
    <meta:document-statistic meta:table-count="0" meta:image-count="0" meta:object-count="0" meta:page-count="2" meta:paragraph-count="23" meta:word-count="467" meta:character-count="2896" meta:non-whitespace-character-count="2442"/>
  </office:meta>
</office:document-meta>
</file>